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852cm"/>
        </style:tab-stops>
      </style:paragraph-properties>
      <style:text-properties style:font-name="Liberation Serif" fo:font-size="12pt" style:text-underline-style="none" fo:font-weight="normal" officeooo:rsid="001a850c" officeooo:paragraph-rsid="001a850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a850c" officeooo:paragraph-rsid="001a850c" style:font-size-asian="12pt" style:font-weight-asian="normal" style:font-size-complex="12pt" style:font-weight-complex="normal"/>
    </style:style>
    <style:style style:name="P5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 style:list-style-name="WWNum2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e10d1" officeooo:paragraph-rsid="001e10d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e10d1" officeooo:paragraph-rsid="001f1057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Liberation Serif" fo:font-size="12pt" style:text-underline-style="none" fo:font-weight="normal" officeooo:rsid="001e10d1" officeooo:paragraph-rsid="001f1057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Liberation Serif" fo:font-size="12pt" style:text-underline-style="none" fo:font-weight="normal" officeooo:rsid="001e10d1" officeooo:paragraph-rsid="001e10d1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Liberation Serif" fo:font-size="12pt" style:text-underline-style="none" fo:font-weight="normal" officeooo:rsid="001e10d1" officeooo:paragraph-rsid="001e10d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f1057" officeooo:paragraph-rsid="001f1057" style:font-size-asian="12pt" style:font-weight-asian="normal" style:font-size-complex="12pt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style:font-name="Liberation Serif" fo:font-size="12pt" style:text-underline-style="none" fo:font-weight="normal" officeooo:rsid="001f9a2b" officeooo:paragraph-rsid="001f9a2b" style:font-size-asian="12pt" style:font-weight-asian="normal" style:font-size-complex="12pt" style:font-weight-complex="normal"/>
    </style:style>
    <style:style style:name="T1" style:family="text">
      <style:text-properties officeooo:rsid="001a850c"/>
    </style:style>
    <style:style style:name="T2" style:family="text">
      <style:text-properties officeooo:rsid="001f1057"/>
    </style:style>
    <style:style style:name="T3" style:family="text">
      <style:text-properties officeooo:rsid="001f9a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SHEET 6</text:p>
      <text:p text:style-name="P1"/>
      <text:p text:style-name="P2">PROBLEM:</text:p>
      <text:list xml:id="list6235311646747277265" text:style-name="WWNum2">
        <text:list-item>
          <text:p text:style-name="P6">Implement a binary tree and do following operations on it:</text:p>
        </text:list-item>
      </text:list>
      <text:p text:style-name="P5">a. <text:tab/>Preorder</text:p>
      <text:p text:style-name="P5">b. <text:tab/>Postorder</text:p>
      <text:p text:style-name="P5">c. <text:tab/>Inorder</text:p>
      <text:p text:style-name="P2"/>
      <text:p text:style-name="P2">ALGORITHM:</text:p>
      <text:p text:style-name="P2"/>
      <text:list xml:id="list3258793499230901329" text:style-name="L1">
        <text:list-item>
          <text:p text:style-name="P8">START.</text:p>
        </text:list-item>
        <text:list-item>
          <text:p text:style-name="P8">Create a structure node with elements as an integer data for storing elements and two node pointers left and right to store the left node and right node.</text:p>
        </text:list-item>
        <text:list-item>
          <text:p text:style-name="P8">Create a class tree with data members as node pointers root- for storing the initial element, newlf, lf and t.</text:p>
        </text:list-item>
        <text:list-item>
          <text:p text:style-name="P8">Initialize root as null.</text:p>
        </text:list-item>
        <text:list-item>
          <text:p text:style-name="P8">The member functions are:</text:p>
        </text:list-item>
        <text:list-item>
          <text:p text:style-name="P8">create_node( ), to create a new leaf. </text:p>
        </text:list-item>
        <text:list-item>
          <text:p text:style-name="P8"><text:span text:style-name="T1">Insertlf(), </text:span>for entering a new leaf into the tree. <text:span text:style-name="T3">It is done by</text:span></text:p>
        </text:list-item>
      </text:list>
      <text:list xml:id="list2130277310851802101" text:style-name="L11">
        <text:list-item>
          <text:p text:style-name="P14">create an new node by using create_node().</text:p>
        </text:list-item>
        <text:list-item>
          <text:p text:style-name="P14">Enter the new node as root if the root is null.</text:p>
        </text:list-item>
        <text:list-item>
          <text:p text:style-name="P14">Else, check if the left node is null. If so, enter the new node as the left node.</text:p>
        </text:list-item>
        <text:list-item>
          <text:p text:style-name="P14">Else, check if the right node is empty. If so, enter the new node as the right node.</text:p>
        </text:list-item>
        <text:list-item>
          <text:p text:style-name="P14">If both the left and right nodes are not empty, call the function recursively with the left node as the root.</text:p>
        </text:list-item>
        <text:list-item>
          <text:p text:style-name="P14">If the left and right nodes of it are not null, return and call the function recursively with the right node as the root.</text:p>
        </text:list-item>
        <text:list-item>
          <text:p text:style-name="P14">Continue until it is inserted. Then, return.</text:p>
        </text:list-item>
      </text:list>
      <text:list xml:id="list170524336146648" text:continue-list="list3258793499230901329" text:style-name="L1">
        <text:list-item>
          <text:p text:style-name="P8"><text:s/>A recursive function <text:span text:style-name="T1">inorder(node *ptr) </text:span>to traverse the tree in the order ( left, root,right). This is executed by</text:p>
        </text:list-item>
      </text:list>
      <text:list xml:id="list7578605764189105953" text:style-name="L7">
        <text:list-item>
          <text:p text:style-name="P12"><text:s text:c="2"/><text:span text:style-name="T2">R</text:span>eturn if the root is null.</text:p>
        </text:list-item>
        <text:list-item>
          <text:p text:style-name="P12"><text:span text:style-name="T2"><text:s text:c="2"/>C</text:span>all the function recursively with the root's left as the new root.</text:p>
        </text:list-item>
        <text:list-item>
          <text:p text:style-name="P12"><text:s text:c="2"/>Print the data in root.</text:p>
        </text:list-item>
        <text:list-item>
          <text:p text:style-name="P12"><text:s/>Call it again with root's right as he new root.</text:p>
        </text:list-item>
      </text:list>
      <text:list xml:id="list170525274459626" text:continue-list="list170524336146648" text:style-name="L1">
        <text:list-item>
          <text:p text:style-name="P8"><text:s/>A recursive function preorder<text:span text:style-name="T1">(node *ptr) </text:span>to traverse the tree in the order ( root,left, right). This is executed by</text:p>
        </text:list-item>
      </text:list>
      <text:list xml:id="list407507729129645982" text:style-name="L6">
        <text:list-item>
          <text:p text:style-name="P11"><text:s text:c="6"/>return if the root is null.</text:p>
        </text:list-item>
        <text:list-item>
          <text:p text:style-name="P11"><text:s text:c="6"/>Print the data in root.</text:p>
        </text:list-item>
        <text:list-item>
          <text:p text:style-name="P11"><text:s text:c="6"/>call the function recursively with the root's left as the new root.</text:p>
        </text:list-item>
        <text:list-item>
          <text:p text:style-name="P11"><text:s text:c="6"/>Call it again with root's right as he new root.</text:p>
        </text:list-item>
      </text:list>
      <text:list xml:id="list170524669771065" text:continue-list="list170525274459626" text:style-name="L1">
        <text:list-item>
          <text:p text:style-name="P9">A recursive function <text:span text:style-name="T2">post</text:span>order<text:span text:style-name="T1">(node *ptr) </text:span>to traverse the tree in the order (left, right,root). This is executed by </text:p>
        </text:list-item>
      </text:list>
      <text:list xml:id="list8326852130844880808" text:style-name="L5">
        <text:list-item>
          <text:p text:style-name="P10"><text:s text:c="3"/>return if the root is null.</text:p>
        </text:list-item>
        <text:list-item>
          <text:p text:style-name="P10"><text:s text:c="3"/>call the function recursively with the root's left as the new root.</text:p>
        </text:list-item>
        <text:list-item>
          <text:p text:style-name="P10"><text:soft-page-break/><text:s text:c="3"/>Call it again with root's right as he new root.</text:p>
        </text:list-item>
        <text:list-item>
          <text:p text:style-name="P10"><text:s text:c="3"/>Print the data in root.</text:p>
        </text:list-item>
      </text:list>
      <text:list xml:id="list170525735697263" text:continue-list="list170524669771065" text:style-name="L1">
        <text:list-item>
          <text:p text:style-name="P13">A function getroot() which returns the root of the tree.</text:p>
        </text:list-item>
        <text:list-item>
          <text:p text:style-name="P13">Write a main function to execute these operations on the tree.</text:p>
        </text:list-item>
        <text:list-item>
          <text:p text:style-name="P13">STOP.</text:p>
        </text:list-item>
      </text:list>
      <text:p text:style-name="P2"/>
      <text:p text:style-name="P2">CODE:</text:p>
      <text:p text:style-name="P2"/>
      <text:p text:style-name="P4">#include&lt;iostream&gt;</text:p>
      <text:p text:style-name="P4">using namespace std;</text:p>
      <text:p text:style-name="P4"/>
      <text:p text:style-name="P4">struct node{</text:p>
      <text:p text:style-name="P4"/>
      <text:p text:style-name="P4"><text:s/>int data;</text:p>
      <text:p text:style-name="P4"><text:s/>node *left;</text:p>
      <text:p text:style-name="P4"><text:s/>node *right;</text:p>
      <text:p text:style-name="P4"/>
      <text:p text:style-name="P4">};</text:p>
      <text:p text:style-name="P4"/>
      <text:p text:style-name="P4">class tree{</text:p>
      <text:p text:style-name="P4"/>
      <text:p text:style-name="P4"><text:s/>node *root,*newlf,*lf,*t;</text:p>
      <text:p text:style-name="P4"/>
      <text:p text:style-name="P4"><text:s/>public:</text:p>
      <text:p text:style-name="P4"/>
      <text:p text:style-name="P4"><text:s/>tree():root(NULL){}</text:p>
      <text:p text:style-name="P4"/>
      <text:p text:style-name="P4"><text:s/>node *create_node()</text:p>
      <text:p text:style-name="P4"><text:s/>{</text:p>
      <text:p text:style-name="P4"><text:s text:c="4"/>int d;</text:p>
      <text:p text:style-name="P4"/>
      <text:p text:style-name="P4"><text:s text:c="4"/>cout&lt;&lt;"enter the leaf:";</text:p>
      <text:p text:style-name="P4"><text:s text:c="4"/>cin&gt;&gt;d;</text:p>
      <text:p text:style-name="P4"/>
      <text:p text:style-name="P4"><text:s text:c="4"/>lf=new node;</text:p>
      <text:p text:style-name="P4"/>
      <text:p text:style-name="P4"><text:s text:c="4"/>lf-&gt;data=d;</text:p>
      <text:p text:style-name="P4"><text:s text:c="4"/>lf-&gt;left=NULL;</text:p>
      <text:p text:style-name="P4"><text:s text:c="4"/>lf-&gt;right=NULL;</text:p>
      <text:p text:style-name="P4"/>
      <text:p text:style-name="P4"><text:s text:c="4"/>return lf;</text:p>
      <text:p text:style-name="P4"/>
      <text:p text:style-name="P4"><text:s/>}</text:p>
      <text:p text:style-name="P4"/>
      <text:p text:style-name="P4"><text:s/>void insertlf()</text:p>
      <text:p text:style-name="P4"><text:s/>{</text:p>
      <text:p text:style-name="P4"><text:s text:c="5"/>newlf=create_node();</text:p>
      <text:p text:style-name="P4"/>
      <text:p text:style-name="P4"><text:soft-page-break/><text:s text:c="5"/>if(root==NULL)</text:p>
      <text:p text:style-name="P4"><text:s text:c="7"/>root=newlf;</text:p>
      <text:p text:style-name="P4"/>
      <text:p text:style-name="P4"><text:s text:c="5"/>else{</text:p>
      <text:p text:style-name="P4"><text:s text:c="11"/>t=root;</text:p>
      <text:p text:style-name="P4"/>
      <text:p text:style-name="P4"><text:s text:c="11"/>while(true)</text:p>
      <text:p text:style-name="P4"><text:s text:c="11"/>{</text:p>
      <text:p text:style-name="P4"/>
      <text:p text:style-name="P4"><text:s text:c="13"/>if(t-&gt;left==NULL)</text:p>
      <text:p text:style-name="P4"><text:s text:c="19"/>{</text:p>
      <text:p text:style-name="P4"><text:s text:c="21"/>t-&gt;left=newlf;</text:p>
      <text:p text:style-name="P4"><text:s text:c="21"/>break;</text:p>
      <text:p text:style-name="P4"><text:s text:c="19"/>}</text:p>
      <text:p text:style-name="P4"/>
      <text:p text:style-name="P4"><text:s text:c="19"/>else</text:p>
      <text:p text:style-name="P4"><text:s text:c="26"/>if(t-&gt;right==NULL)</text:p>
      <text:p text:style-name="P4"><text:s text:c="30"/>{</text:p>
      <text:p text:style-name="P4"><text:s text:c="33"/>t-&gt;right=newlf;</text:p>
      <text:p text:style-name="P4"><text:s text:c="34"/>break;</text:p>
      <text:p text:style-name="P4"><text:s text:c="30"/>}</text:p>
      <text:p text:style-name="P4"><text:s text:c="16"/>else{</text:p>
      <text:p text:style-name="P4"/>
      <text:p text:style-name="P4"><text:s text:c="18"/>if((((t-&gt;left)-&gt;left)!=NULL)&amp;&amp; (((t-&gt;left)-&gt;right)!=NULL))</text:p>
      <text:p text:style-name="P4"/>
      <text:p text:style-name="P4"><text:s text:c="27"/>t=t-&gt;right;</text:p>
      <text:p text:style-name="P4"/>
      <text:p text:style-name="P4"><text:s text:c="19"/>else</text:p>
      <text:p text:style-name="P4"><text:s text:c="24"/>t=t-&gt;left;</text:p>
      <text:p text:style-name="P4"/>
      <text:p text:style-name="P4"><text:s text:c="16"/>}</text:p>
      <text:p text:style-name="P4"><text:s text:c="11"/>}</text:p>
      <text:p text:style-name="P4"><text:s text:c="9"/>}</text:p>
      <text:p text:style-name="P4">}</text:p>
      <text:p text:style-name="P4"/>
      <text:p text:style-name="P4">void inorder(node *ptr)</text:p>
      <text:p text:style-name="P4">{</text:p>
      <text:p text:style-name="P4"><text:s text:c="3"/>if(ptr==NULL)</text:p>
      <text:p text:style-name="P4"><text:s text:c="3"/>return;</text:p>
      <text:p text:style-name="P4"/>
      <text:p text:style-name="P4"><text:s text:c="3"/>else{</text:p>
      <text:p text:style-name="P4"><text:s text:c="10"/>inorder(ptr-&gt;left);</text:p>
      <text:p text:style-name="P4"/>
      <text:p text:style-name="P4"><text:s text:c="10"/>cout&lt;&lt;ptr-&gt;data&lt;&lt;"--";</text:p>
      <text:p text:style-name="P4"/>
      <text:p text:style-name="P4"><text:s text:c="10"/>inorder(ptr-&gt;right);</text:p>
      <text:p text:style-name="P4"><text:s text:c="7"/>}</text:p>
      <text:p text:style-name="P4"/>
      <text:p text:style-name="P4">}</text:p>
      <text:p text:style-name="P4"><text:soft-page-break/></text:p>
      <text:p text:style-name="P4">void preorder(node *ptr)</text:p>
      <text:p text:style-name="P4">{</text:p>
      <text:p text:style-name="P4"><text:s text:c="4"/>if(ptr==NULL)</text:p>
      <text:p text:style-name="P4"><text:s text:c="5"/>return;</text:p>
      <text:p text:style-name="P4"/>
      <text:p text:style-name="P4"><text:s text:c="3"/>else{</text:p>
      <text:p text:style-name="P4"><text:s text:c="10"/>cout&lt;&lt;ptr-&gt;data&lt;&lt;"--";</text:p>
      <text:p text:style-name="P4"/>
      <text:p text:style-name="P4"><text:s text:c="10"/>preorder(ptr-&gt;left);</text:p>
      <text:p text:style-name="P4"/>
      <text:p text:style-name="P4"><text:s text:c="10"/>preorder(ptr-&gt;right);</text:p>
      <text:p text:style-name="P4"><text:s text:c="7"/>}</text:p>
      <text:p text:style-name="P4">}</text:p>
      <text:p text:style-name="P4"/>
      <text:p text:style-name="P4">void postorder(node *ptr)</text:p>
      <text:p text:style-name="P4">{</text:p>
      <text:p text:style-name="P4"><text:s text:c="4"/>if(ptr==NULL)</text:p>
      <text:p text:style-name="P4"><text:s text:c="5"/>return;</text:p>
      <text:p text:style-name="P4"/>
      <text:p text:style-name="P4"><text:s text:c="3"/>else{</text:p>
      <text:p text:style-name="P4"><text:s text:c="10"/>postorder(ptr-&gt;left);</text:p>
      <text:p text:style-name="P4"/>
      <text:p text:style-name="P4"><text:s text:c="10"/>postorder(ptr-&gt;right);</text:p>
      <text:p text:style-name="P4"/>
      <text:p text:style-name="P4"><text:s text:c="10"/>cout&lt;&lt;ptr-&gt;data&lt;&lt;"--";</text:p>
      <text:p text:style-name="P4"/>
      <text:p text:style-name="P4"><text:s text:c="7"/>}</text:p>
      <text:p text:style-name="P4">}</text:p>
      <text:p text:style-name="P4"/>
      <text:p text:style-name="P4"/>
      <text:p text:style-name="P4"/>
      <text:p text:style-name="P4">node* getroot()</text:p>
      <text:p text:style-name="P4">{</text:p>
      <text:p text:style-name="P4"><text:s text:c="3"/>return root;</text:p>
      <text:p text:style-name="P4">}</text:p>
      <text:p text:style-name="P4"/>
      <text:p text:style-name="P4">};</text:p>
      <text:p text:style-name="P4"/>
      <text:p text:style-name="P4">main()</text:p>
      <text:p text:style-name="P4">{</text:p>
      <text:p text:style-name="P4"/>
      <text:p text:style-name="P4"><text:s text:c="2"/>int a,f=1,r;</text:p>
      <text:p text:style-name="P4"/>
      <text:p text:style-name="P4"><text:s text:c="2"/>char x;</text:p>
      <text:p text:style-name="P4"/>
      <text:p text:style-name="P4">tree tr;</text:p>
      <text:p text:style-name="P4"/>
      <text:p text:style-name="P4">while(f==1){</text:p>
      <text:p text:style-name="P4"><text:soft-page-break/></text:p>
      <text:p text:style-name="P4"><text:s text:c="4"/>cout&lt;&lt;"\n enter the tree operation:"</text:p>
      <text:p text:style-name="P4"><text:s text:c="8"/>&lt;&lt;"\n1. insertion"</text:p>
      <text:p text:style-name="P4"><text:s text:c="8"/>&lt;&lt;"\n2.inorder traversal"</text:p>
      <text:p text:style-name="P4"><text:s text:c="8"/>&lt;&lt;"\n3.preorder traversal"</text:p>
      <text:p text:style-name="P4"><text:s text:c="8"/>&lt;&lt;"\n4.postorder traversal\n";</text:p>
      <text:p text:style-name="P4"/>
      <text:p text:style-name="P4"><text:s text:c="4"/>cin&gt;&gt;a;</text:p>
      <text:p text:style-name="P4"/>
      <text:p text:style-name="P4">switch(a)</text:p>
      <text:p text:style-name="P4">{</text:p>
      <text:p text:style-name="P4"><text:s text:c="3"/>case 1: tr.insertlf();</text:p>
      <text:p text:style-name="P4"><text:s text:c="11"/>break;</text:p>
      <text:p text:style-name="P4"/>
      <text:p text:style-name="P4"><text:s text:c="3"/>case 2: tr.inorder(tr.getroot());</text:p>
      <text:p text:style-name="P4"><text:s text:c="11"/>break;</text:p>
      <text:p text:style-name="P4"/>
      <text:p text:style-name="P4"><text:s text:c="3"/>case 3: tr.preorder(tr.getroot());</text:p>
      <text:p text:style-name="P4"><text:s text:c="11"/>break;</text:p>
      <text:p text:style-name="P4"/>
      <text:p text:style-name="P4"><text:s text:c="3"/>case 4: tr.postorder(tr.getroot());</text:p>
      <text:p text:style-name="P4"><text:s text:c="11"/>break;</text:p>
      <text:p text:style-name="P4"/>
      <text:p text:style-name="P4"><text:s text:c="3"/>default:cout&lt;&lt;"\ninvalid choice!!";</text:p>
      <text:p text:style-name="P4"><text:s text:c="11"/>break;</text:p>
      <text:p text:style-name="P4"/>
      <text:p text:style-name="P4">}</text:p>
      <text:p text:style-name="P4"/>
      <text:p text:style-name="P4"><text:s text:c="2"/>cout&lt;&lt;"\n do u want any more operations?(y/n)";</text:p>
      <text:p text:style-name="P4"><text:s text:c="2"/>cin&gt;&gt;x;</text:p>
      <text:p text:style-name="P4"/>
      <text:p text:style-name="P4"><text:s text:c="2"/>if(x=='n')</text:p>
      <text:p text:style-name="P4"><text:s text:c="4"/>f=0;</text:p>
      <text:p text:style-name="P4"><text:s/>}</text:p>
      <text:p text:style-name="P4"/>
      <text:p text:style-name="P4">return 0;</text:p>
      <text:p text:style-name="P4">}</text:p>
      <text:p text:style-name="P2"/>
      <text:p text:style-name="P2"/>
      <text:p text:style-name="P2">TESTING:</text:p>
      <text:p text:style-name="P2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30 </text:p>
      <text:p text:style-name="P3"><text:soft-page-break/></text:p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10 </text:p>
      <text:p text:style-name="P3"/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11 </text:p>
      <text:p text:style-name="P3"/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9 </text:p>
      <text:p text:style-name="P3"/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8 </text:p>
      <text:p text:style-name="P3"/>
      <text:p text:style-name="P3"><text:s/>do u want any more operations?(y/n)y </text:p>
      <text:p text:style-name="P3"><text:s/></text:p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<text:soft-page-break/>enter the leaf:7 </text:p>
      <text:p text:style-name="P3"/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1 </text:p>
      <text:p text:style-name="P3">enter the leaf:6 </text:p>
      <text:p text:style-name="P3"/>
      <text:p text:style-name="P3"><text:s/>do u want any more operations?(y/n)y </text:p>
      <text:p text:style-name="P3"/>
      <text:p text:style-name="P3"><text:s/>enter the tree operation: </text:p>
      <text:p text:style-name="P3">1. insertion </text:p>
      <text:p text:style-name="P3">2.inorder traversal </text:p>
      <text:p text:style-name="P3">3.preorder traversal </text:p>
      <text:p text:style-name="P3">4.postorder traversal </text:p>
      <text:p text:style-name="P3">4 </text:p>
      <text:p text:style-name="P3">9--8--10--7--6--11--30-- </text:p>
      <text:p text:style-name="P3"><text:s/>do u want any more operations?(y/n)n </text:p>
      <text:p text:style-name="P3"/>
      <text:p text:style-name="P3">Process returned 0 (0x0) <text:s text:c="2"/>execution time : 61.034 s </text:p>
      <text:p text:style-name="P3">Press ENTER to continu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4-09T09:55:35</meta:creation-date>
    <dc:date>2015-05-09T17:05:24.170808774</dc:date>
    <meta:editing-duration>PT5M25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7" meta:paragraph-count="226" meta:word-count="780" meta:character-count="5654" meta:non-whitespace-character-count="4231"/>
  </office:meta>
</office:document-meta>
</file>